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style:font-size-asian="8.75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fo:language="en" fo:country="ZA" style:font-name-asian="Century Gothic" style:font-size-asian="11pt" style:font-name-complex="Century Gothic" style:font-size-complex="11pt"/>
    </style:style>
    <style:style style:name="P10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<text:s/></text:p>
      <text:p text:style-name="P7"/>
      <text:p text:style-name="P7"/>
      <text:p text:style-name="P7"/>
      <text:p text:style-name="P8"><text:date style:data-style-name="N81" text:date-value="2013-09-26T14:28:22" text:fixed="true">26. September 2013</text:date></text:p>
      <text:p text:style-name="P7"/>
      <text:p text:style-name="P9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style:font-size-asian="8.75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9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0.981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MP5">Page <text:page-number text:select-page="current">1</text:page-number> of 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0:40:35</dc:date>
    <meta:print-date>2011-10-04T14:25:00</meta:print-date>
    <meta:editing-cycles>10</meta:editing-cycles>
    <meta:editing-duration>PT13M5S</meta:editing-duration>
    <meta:generator>OpenOffice/4.0.1$Unix OpenOffice.org_project/401m5$Build-9714</meta:generator>
    <meta:document-statistic meta:table-count="0" meta:image-count="3" meta:object-count="0" meta:page-count="1" meta:paragraph-count="7" meta:word-count="20" meta:character-count="154"/>
    <dc:creator>George Irwin</dc:creator>
  </office:meta>
</office:document-meta>
</file>